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0722" officeooo:paragraph-rsid="00090722"/>
    </style:style>
    <style:style style:name="P2" style:family="paragraph" style:parent-style-name="Standard">
      <style:text-properties officeooo:rsid="00090722" officeooo:paragraph-rsid="002235c6"/>
    </style:style>
    <style:style style:name="P3" style:family="paragraph" style:parent-style-name="Standard">
      <style:text-properties officeooo:rsid="000ade18" officeooo:paragraph-rsid="000ade18"/>
    </style:style>
    <style:style style:name="P4" style:family="paragraph" style:parent-style-name="Standard">
      <style:text-properties officeooo:rsid="000c19db" officeooo:paragraph-rsid="000c19db"/>
    </style:style>
    <style:style style:name="P5" style:family="paragraph" style:parent-style-name="Standard">
      <style:text-properties officeooo:rsid="00172184" officeooo:paragraph-rsid="00172184"/>
    </style:style>
    <style:style style:name="P6" style:family="paragraph" style:parent-style-name="Standard">
      <style:text-properties officeooo:rsid="00172698" officeooo:paragraph-rsid="00172698"/>
    </style:style>
    <style:style style:name="P7" style:family="paragraph" style:parent-style-name="Standard">
      <style:text-properties officeooo:rsid="00181508" officeooo:paragraph-rsid="00181508"/>
    </style:style>
    <style:style style:name="P8" style:family="paragraph" style:parent-style-name="Standard">
      <style:text-properties officeooo:rsid="0018fef8" officeooo:paragraph-rsid="0018fef8"/>
    </style:style>
    <style:style style:name="P9" style:family="paragraph" style:parent-style-name="Standard">
      <style:text-properties officeooo:rsid="00196d4f" officeooo:paragraph-rsid="00196d4f"/>
    </style:style>
    <style:style style:name="P10" style:family="paragraph" style:parent-style-name="Standard">
      <style:text-properties officeooo:rsid="001a1aa8" officeooo:paragraph-rsid="001a1aa8"/>
    </style:style>
    <style:style style:name="P11" style:family="paragraph" style:parent-style-name="Standard">
      <style:text-properties officeooo:rsid="001b8515" officeooo:paragraph-rsid="001b8515"/>
    </style:style>
    <style:style style:name="P12" style:family="paragraph" style:parent-style-name="Standard">
      <style:text-properties officeooo:rsid="001ca5ec" officeooo:paragraph-rsid="001ca5ec"/>
    </style:style>
    <style:style style:name="P13" style:family="paragraph" style:parent-style-name="Standard">
      <style:text-properties officeooo:rsid="001d40af" officeooo:paragraph-rsid="001d40af"/>
    </style:style>
    <style:style style:name="P14" style:family="paragraph" style:parent-style-name="Standard">
      <style:text-properties officeooo:rsid="002247a8" officeooo:paragraph-rsid="002247a8"/>
    </style:style>
    <style:style style:name="P15" style:family="paragraph" style:parent-style-name="Standard">
      <style:text-properties officeooo:rsid="0026d776" officeooo:paragraph-rsid="0026d776"/>
    </style:style>
    <style:style style:name="P16" style:family="paragraph" style:parent-style-name="Standard">
      <style:text-properties officeooo:rsid="0028421b" officeooo:paragraph-rsid="0028421b"/>
    </style:style>
    <style:style style:name="P17" style:family="paragraph" style:parent-style-name="Standard">
      <style:text-properties officeooo:rsid="0028d745" officeooo:paragraph-rsid="0028d745"/>
    </style:style>
    <style:style style:name="P18" style:family="paragraph" style:parent-style-name="Standard">
      <style:text-properties officeooo:rsid="002cf272" officeooo:paragraph-rsid="002cf272"/>
    </style:style>
    <style:style style:name="P19" style:family="paragraph" style:parent-style-name="Standard">
      <style:text-properties officeooo:rsid="0030273b" officeooo:paragraph-rsid="0030273b"/>
    </style:style>
    <style:style style:name="P20" style:family="paragraph" style:parent-style-name="Standard">
      <style:text-properties officeooo:rsid="00328a0c" officeooo:paragraph-rsid="00328a0c"/>
    </style:style>
    <style:style style:name="P21" style:family="paragraph" style:parent-style-name="Standard">
      <style:text-properties officeooo:rsid="00345547" officeooo:paragraph-rsid="00345547"/>
    </style:style>
    <style:style style:name="P22" style:family="paragraph" style:parent-style-name="Standard">
      <style:text-properties officeooo:rsid="003605bd" officeooo:paragraph-rsid="003605bd"/>
    </style:style>
    <style:style style:name="P23" style:family="paragraph" style:parent-style-name="Standard">
      <style:text-properties officeooo:rsid="003659bd" officeooo:paragraph-rsid="003659bd"/>
    </style:style>
    <style:style style:name="P24" style:family="paragraph" style:parent-style-name="Standard">
      <style:text-properties officeooo:rsid="00381708" officeooo:paragraph-rsid="00381708"/>
    </style:style>
    <style:style style:name="P25" style:family="paragraph" style:parent-style-name="Standard">
      <style:text-properties officeooo:rsid="003919cf" officeooo:paragraph-rsid="003919cf"/>
    </style:style>
    <style:style style:name="P26" style:family="paragraph" style:parent-style-name="Standard">
      <style:text-properties officeooo:rsid="003baa75" officeooo:paragraph-rsid="003baa75"/>
    </style:style>
    <style:style style:name="P27" style:family="paragraph" style:parent-style-name="Standard">
      <style:text-properties officeooo:rsid="003c4bef" officeooo:paragraph-rsid="003c4bef"/>
    </style:style>
    <style:style style:name="P28" style:family="paragraph" style:parent-style-name="Standard">
      <style:text-properties officeooo:rsid="003ce4c2" officeooo:paragraph-rsid="003ce4c2"/>
    </style:style>
    <style:style style:name="P29" style:family="paragraph" style:parent-style-name="Standard">
      <style:text-properties officeooo:rsid="003d888b" officeooo:paragraph-rsid="003d888b"/>
    </style:style>
    <style:style style:name="P30" style:family="paragraph" style:parent-style-name="Standard">
      <style:text-properties officeooo:rsid="003d93c6" officeooo:paragraph-rsid="003d93c6"/>
    </style:style>
    <style:style style:name="P31" style:family="paragraph" style:parent-style-name="Standard">
      <style:text-properties officeooo:rsid="003ea705" officeooo:paragraph-rsid="003ea705"/>
    </style:style>
    <style:style style:name="P32" style:family="paragraph" style:parent-style-name="Standard">
      <style:text-properties officeooo:rsid="0041aa0c" officeooo:paragraph-rsid="0041aa0c"/>
    </style:style>
    <style:style style:name="P33" style:family="paragraph" style:parent-style-name="Standard">
      <style:text-properties officeooo:rsid="004308f7" officeooo:paragraph-rsid="004308f7"/>
    </style:style>
    <style:style style:name="P34" style:family="paragraph" style:parent-style-name="Standard">
      <style:text-properties officeooo:rsid="0043ea8b" officeooo:paragraph-rsid="0043ea8b"/>
    </style:style>
    <style:style style:name="P35" style:family="paragraph" style:parent-style-name="Standard">
      <style:text-properties officeooo:rsid="004486c1" officeooo:paragraph-rsid="004486c1"/>
    </style:style>
    <style:style style:name="P36" style:family="paragraph" style:parent-style-name="Standard">
      <style:text-properties officeooo:rsid="00456d48" officeooo:paragraph-rsid="00456d48"/>
    </style:style>
    <style:style style:name="P37" style:family="paragraph" style:parent-style-name="Standard">
      <style:text-properties officeooo:rsid="0045e2fe" officeooo:paragraph-rsid="0045e2fe"/>
    </style:style>
    <style:style style:name="P38" style:family="paragraph" style:parent-style-name="Standard">
      <style:text-properties officeooo:rsid="00462e72" officeooo:paragraph-rsid="00462e72"/>
    </style:style>
    <style:style style:name="P39" style:family="paragraph" style:parent-style-name="Standard">
      <style:text-properties officeooo:rsid="004759ee" officeooo:paragraph-rsid="004759ee"/>
    </style:style>
    <style:style style:name="P40" style:family="paragraph" style:parent-style-name="Standard">
      <style:text-properties officeooo:rsid="0049ed99" officeooo:paragraph-rsid="0049ed99"/>
    </style:style>
    <style:style style:name="T1" style:family="text">
      <style:text-properties officeooo:rsid="000ba27c"/>
    </style:style>
    <style:style style:name="T2" style:family="text">
      <style:text-properties officeooo:rsid="000dc43b"/>
    </style:style>
    <style:style style:name="T3" style:family="text">
      <style:text-properties officeooo:rsid="0019adcb"/>
    </style:style>
    <style:style style:name="T4" style:family="text">
      <style:text-properties officeooo:rsid="001a6d15"/>
    </style:style>
    <style:style style:name="T5" style:family="text">
      <style:text-properties officeooo:rsid="001d800a"/>
    </style:style>
    <style:style style:name="T6" style:family="text">
      <style:text-properties officeooo:rsid="001fd0dc"/>
    </style:style>
    <style:style style:name="T7" style:family="text">
      <style:text-properties fo:font-weight="bold" style:font-weight-asian="bold" style:font-weight-complex="bold"/>
    </style:style>
    <style:style style:name="T8" style:family="text">
      <style:text-properties officeooo:rsid="0023490f"/>
    </style:style>
    <style:style style:name="T9" style:family="text">
      <style:text-properties officeooo:rsid="0029443f"/>
    </style:style>
    <style:style style:name="T10" style:family="text">
      <style:text-properties officeooo:rsid="0031e677"/>
    </style:style>
    <style:style style:name="T11" style:family="text">
      <style:text-properties officeooo:rsid="0042f0ff"/>
    </style:style>
    <style:style style:name="T12" style:family="text">
      <style:text-properties officeooo:rsid="004b5e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NC 2407-6. </text:p>
      <text:p text:style-name="Title">Interrogation du RDF SPARQL. </text:p>
      <text:p text:style-name="P1"/>
      <text:p text:style-name="P3">Pour la semaine prochaine installer Dataiku, <text:span text:style-name="T1">exercice final par groupe de 2 ou 3 (envoyer les groupes par mail). </text:span></text:p>
      <text:p text:style-name="P4">Mettre en relation 2 ou 3 ensemble de documents (dbpeadia, data, bnf) <text:span text:style-name="T2">pour des visualisation avec Tableau par exemple. Relier, nettoyer, faire les data visualisation. Les consignes de bases donnent 15, le + permet de monter. Début mars, bilan avec les groupes si besoin. </text:span></text:p>
      <text:p text:style-name="P4"/>
      <text:p text:style-name="P5"><text:span text:style-name="T7">Json-LD.</text:span> </text:p>
      <text:p text:style-name="P6">Un fichier Json-LD est avant tout un fichier Json, il faut donc qu’il soit valide. Utiliser Json Editor online. </text:p>
      <text:p text:style-name="P6"/>
      <text:p text:style-name="P7">Deux façons d’écrire du Json-LD :</text:p>
      <text:p text:style-name="P7">1- on décrit une seule ressource qui est sujet, on a donc un seul objet avec deux parties le contexte et la description des triplets. Le contexte permet de déclarer les préfixes, le préfixes est la clef et la valeur est l’URI à abbréger avec le préfixe. </text:p>
      <text:p text:style-name="P7"/>
      <text:p text:style-name="P8">{ </text:p>
      <text:p text:style-name="P8">"@context": {</text:p>
      <text:p text:style-name="P8"><text:s text:c="4"/>"dcterms": "http://purl.org/dc/terms/",</text:p>
      <text:p text:style-name="P8"><text:s text:c="4"/>"creator": { <text:s/>"@id":"http://purl.org/dc/terms/creator", "@type":"@id"}, <text:span text:style-name="T3">→ on type l’objet. </text:span></text:p>
      <text:p text:style-name="P8"><text:s text:c="4"/>"rdfs": "http://www.w3.org/2000/01/rdf-schema#"</text:p>
      <text:p text:style-name="P8">}</text:p>
      <text:p text:style-name="P8"/>
      <text:p text:style-name="P9">Il faut déclarer les formats sinon, par défaut Json estime qu’on lui donne de la chaine de caractères.</text:p>
      <text:p text:style-name="P9"/>
      <text:p text:style-name="P10">2- Plusieurs ressources sont décrites par le flux Json-LD, dans ce cas on va trouver une clef @graph qui présente un tableau de sujet<text:span text:style-name="T4">s</text:span> et de ressources. </text:p>
      <text:p text:style-name="P13">{ </text:p>
      <text:p text:style-name="P13">"@context": {</text:p>
      <text:p text:style-name="P13"><text:s text:c="4"/>"dcterms": "http://purl.org/dc/terms/",</text:p>
      <text:p text:style-name="P13"><text:s text:c="4"/>"creator": { <text:s/>"@id":"http://purl.org/dc/terms/creator", "@type":"@id"},</text:p>
      <text:p text:style-name="P13"><text:s text:c="4"/>"rdfs": "http://www.w3.org/2000/01/rdf-schema#"</text:p>
      <text:p text:style-name="P13">},</text:p>
      <text:p text:style-name="P13"/>
      <text:p text:style-name="P13"><text:s text:c="2"/>"@graph": [</text:p>
      <text:p text:style-name="P13"><text:s text:c="4"/>{"@id": "http://mied.fr/eugene_delacroix","rdfs:label": "Eugène Delacroix"},</text:p>
      <text:p text:style-name="P13"><text:s text:c="4"/>{"@id": "http://mied.fr/mort_de_sardanapale","rdfs:label": "La mort de Sardanapale",</text:p>
      <text:p text:style-name="P13"><text:s text:c="6"/>"creator":"http://mied.fr/eugene_delacroix"}</text:p>
      <text:p text:style-name="P13">]</text:p>
      <text:p text:style-name="P13">}</text:p>
      <text:p text:style-name="P10"/>
      <text:p text:style-name="P11">Le contexte permet de déclarer les ontologies. <text:span text:style-name="T6">@graph:[ permet de déclarer un tableau d’objet et chaque objet est une ressource décrite avec ces différents éléments. </text:span></text:p>
      <text:p text:style-name="P11"/>
      <text:p text:style-name="P12">3- Si on n’utilise que schema.org, on peut utiliser le contexte associer et le système va résoudre le contexte. </text:p>
      <text:p text:style-name="P13">{ </text:p>
      <text:p text:style-name="P13">"@context": "http://schema.org",</text:p>
      <text:p text:style-name="P13"><text:soft-page-break/></text:p>
      <text:p text:style-name="P13">"@id":"https://data.bnf.fr/ark:/12148/cb118991616#about",</text:p>
      <text:p text:style-name="P13">"@type":"Person", <text:span text:style-name="T5">→ personne est une classe déclarer dans Schema.org pour les personnes. </text:span></text:p>
      <text:p text:style-name="P13">"givenName":"Eugène",</text:p>
      <text:p text:style-name="P13">"familyName":"Delacroix",</text:p>
      <text:p text:style-name="P13">"image":"http://commons.wikimedia.org/wiki/Special:FilePath/Eug%C3%A8ne%20Ferdinand%20Victor%20Delacroix%20051.jpg"</text:p>
      <text:p text:style-name="P13">}</text:p>
      <text:p text:style-name="P13"/>
      <text:p text:style-name="P14">Pour trouver des exemples de Json-LD, regarder des articles sur fnac, allocine, <text:span text:style-name="T8">marmiton, babelio etc. Cette norme est utilisé pour le référencement google. </text:span></text:p>
      <text:p text:style-name="P15">Outil de test des données structurées sur Google. </text:p>
      <text:p text:style-name="P15"/>
      <text:p text:style-name="P16">SPARQL.</text:p>
      <text:p text:style-name="P17">Quand on parvient à représenter le graphe qu’on veut interroger, SPARQL devient très simple d’utilisation. <text:span text:style-name="T9">Voir slide 10 et suivantes. </text:span></text:p>
      <text:p text:style-name="P18">Ntriple : sujet + prédicat + objet et ensuite ça s’arrête. </text:p>
      <text:p text:style-name="P18"/>
      <text:p text:style-name="P19">Poduit carthésien des résultats lors des requêtes. <text:span text:style-name="T10">Il y a des manières standards de requêter le Sparql&amp;point et on reçoit une réponse sous forme d’un fichier xml. </text:span></text:p>
      <text:p text:style-name="P19"/>
      <text:p text:style-name="P20">URI est unicode, UTF-8, il ne faut pas oublier les accents. </text:p>
      <text:p text:style-name="P20"/>
      <text:p text:style-name="P21"><text:a xlink:type="simple" xlink:href="http://fr.dbpedia.org/sparql" text:style-name="Internet_20_link" text:visited-style-name="Visited_20_Internet_20_Link">http://fr.dbpedia.org/sparql</text:a> </text:p>
      <text:p text:style-name="P21"/>
      <text:p text:style-name="P22">SELECT ?predicat ?objet</text:p>
      <text:p text:style-name="P22">WHERE {</text:p>
      <text:p text:style-name="P22">&lt;http://fr.dbpedia.org/resource/Jacques-Louis_David&gt; ?predicat ?objet</text:p>
      <text:p text:style-name="P22">}</text:p>
      <text:p text:style-name="P22"/>
      <text:p text:style-name="P23">Mais on risque d’avoir des doublons, car il va prendre tous les résultats. </text:p>
      <text:p text:style-name="P23"/>
      <text:p text:style-name="P24">SELECT DISTINCT évite les doublons. </text:p>
      <text:p text:style-name="P25">OPTIONAL : permet de dire qu’une condition peut ne pas être rempli et donner quand même la réponse. </text:p>
      <text:p text:style-name="P25"/>
      <text:p text:style-name="P26">SELECT DISTINCT ?predicat </text:p>
      <text:p text:style-name="P26">WHERE {</text:p>
      <text:p text:style-name="P26">&lt;http://fr.dbpedia.org/resource/Jacques-Louis_David&gt; ?predicat ?objet</text:p>
      <text:p text:style-name="P26">}</text:p>
      <text:p text:style-name="P26"/>
      <text:p text:style-name="P27"><text:a xlink:type="simple" xlink:href="http://prefix.cc/" text:style-name="Internet_20_link" text:visited-style-name="Visited_20_Internet_20_Link">http://prefix.cc/</text:a> </text:p>
      <text:p text:style-name="P27"/>
      <text:p text:style-name="P28">SELECT ?peintre ?depiction </text:p>
      <text:p text:style-name="P28"/>
      <text:p text:style-name="P28">WHERE {</text:p>
      <text:p text:style-name="P28"><text:s text:c="5"/>?peintre a &lt;http://dbpedia.org/ontology/Painter&gt;. <text:s text:c="2"/></text:p>
      <text:p text:style-name="P28"><text:s text:c="5"/>OPTIONAL {?peintre foaf:depiction ?depiction.} <text:s text:c="3"/></text:p>
      <text:p text:style-name="P28"><text:s text:c="4"/></text:p>
      <text:p text:style-name="P28">}</text:p>
      <text:p text:style-name="P28"/>
      <text:p text:style-name="P28">SELECT ?peintre ?depiction </text:p>
      <text:p text:style-name="P28"><text:soft-page-break/></text:p>
      <text:p text:style-name="P28">WHERE {</text:p>
      <text:p text:style-name="P28"><text:s text:c="5"/>?peintre a &lt;http://dbpedia.org/ontology/Painter&gt;. <text:s text:c="2"/></text:p>
      <text:p text:style-name="P28"><text:s text:c="5"/>?peintre foaf:depiction ?depiction<text:tab/> <text:s text:c="3"/></text:p>
      <text:p text:style-name="P28"><text:s text:c="4"/></text:p>
      <text:p text:style-name="P28">}</text:p>
      <text:p text:style-name="P28"/>
      <text:p text:style-name="P29">La classe est la nature de la ressource et on utilise le prédicat nstype. </text:p>
      <text:p text:style-name="P29"/>
      <text:p text:style-name="P30">Possibilité d’utiliser des filtres. </text:p>
      <text:p text:style-name="P30"/>
      <text:p text:style-name="P31">SELECT ?peintre ?depiction ?name</text:p>
      <text:p text:style-name="P31">WHERE {</text:p>
      <text:p text:style-name="P31">?peintre a &lt;http://dbpedia.org/ontology/Painter&gt;.</text:p>
      <text:p text:style-name="P31">?peintre foaf:name ?name</text:p>
      <text:p text:style-name="P31">FILTER (lang(?name)="fr")</text:p>
      <text:p text:style-name="P31">OPTIONAL {?peintre foaf:depiction ?depiction.} <text:s text:c="5"/></text:p>
      <text:p text:style-name="P31">}</text:p>
      <text:p text:style-name="P31"/>
      <text:p text:style-name="P32">Quand j’arrive devant un sparql and point, sans aucune connaissance, bah on est très très vite coincé. <text:span text:style-name="T11">La slide 46 permet de comprendre un Sparql dont on ne connaît rien. </text:span></text:p>
      <text:p text:style-name="P32"/>
      <text:p text:style-name="P33">UNION = ou en Sparql. </text:p>
      <text:p text:style-name="P34">ORDER BY : attention c’est l’ordre ASCII donc les accents seront à la fin. </text:p>
      <text:p text:style-name="P35">LIMIT pour limiter le nombre de résultat.</text:p>
      <text:p text:style-name="P36">Possibilité de comptage dans les options : cf </text:p>
      <text:p text:style-name="P36"/>
      <text:p text:style-name="P36"/>
      <text:p text:style-name="P37">SELECT ?peintre ?name ?depiction ?birthplace</text:p>
      <text:p text:style-name="P37"/>
      <text:p text:style-name="P37">WHERE {</text:p>
      <text:p text:style-name="P37">?peintre &lt;http://www.w3.org/1999/02/22-rdf-syntax-ns#type&gt; &lt;http://dbpedia.org/ontology/Painter&gt;.</text:p>
      <text:p text:style-name="P37">?peintre foaf:name ?name.</text:p>
      <text:p text:style-name="P37">OPTIONAL {?peintre foaf:depiction ?depiction.}</text:p>
      <text:p text:style-name="P37">&lt;http://fr.dbpedia.org/resource/Jacques-Louis_David&gt; &lt;http://dbpedia.org/ontology/birthPlace&gt; ?birthplace .</text:p>
      <text:p text:style-name="P37">?peintre &lt;http://dbpedia.org/ontology/birthPlace&gt; ?birthplace .</text:p>
      <text:p text:style-name="P37">}</text:p>
      <text:p text:style-name="P37">ORDER BY ?name</text:p>
      <text:p text:style-name="P37"/>
      <text:p text:style-name="P38">?peintre → variable. </text:p>
      <text:p text:style-name="P38"/>
      <text:p text:style-name="P39">SELECT ?peintre ?name ?depiction ?place</text:p>
      <text:p text:style-name="P39"/>
      <text:p text:style-name="P39">WHERE {</text:p>
      <text:p text:style-name="P39">?peintre &lt;http://www.w3.org/1999/02/22-rdf-syntax-ns#type&gt; &lt;http://dbpedia.org/ontology/Painter&gt;.</text:p>
      <text:p text:style-name="P39">?peintre foaf:name ?name.</text:p>
      <text:p text:style-name="P39">OPTIONAL {?peintre foaf:depiction ?depiction.}</text:p>
      <text:p text:style-name="P39">&lt;http://fr.dbpedia.org/resource/Jacques-Louis_David&gt; &lt;http://dbpedia.org/ontology/birthPlace&gt; ?place .</text:p>
      <text:p text:style-name="P39"><text:soft-page-break/>?peintre &lt;http://dbpedia.org/ontology/birthPlace&gt; ?place .</text:p>
      <text:p text:style-name="P39">}</text:p>
      <text:p text:style-name="P39">ORDER BY ?name</text:p>
      <text:p text:style-name="P39"/>
      <text:p text:style-name="P40">Reprendre les tutoriels et liens à la fin <text:span text:style-name="T12">du cour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08:05:47.440952047</meta:creation-date>
    <dc:date>2019-01-29T12:30:21.060888153</dc:date>
    <meta:editing-duration>PT4H14M2S</meta:editing-duration>
    <meta:editing-cycles>61</meta:editing-cycles>
    <meta:generator>LibreOffice/5.3.7.2$MacOSX_X86_64 LibreOffice_project/6b8ed514a9f8b44d37a1b96673cbbdd077e24059</meta:generator>
    <meta:document-statistic meta:table-count="0" meta:image-count="0" meta:object-count="0" meta:page-count="4" meta:paragraph-count="104" meta:word-count="648" meta:character-count="5236" meta:non-whitespace-character-count="4562"/>
  </office:meta>
</office:document-meta>
</file>